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text-indent="0in" style:auto-text-indent="false" fo:padding="0in" fo:border="none"/>
    </style:style>
    <style:style style:name="P2" style:family="paragraph" style:parent-style-name="Heading_20_4">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igital Imaging: An Overview</text:span></text:h>
      <text:p text:style-name="P3">Digital imaging has revolutionized the way we capture, process, and manipulate images. It involves the use of electronic devices to convert visual information into a digital format that can be stored, analyzed, and manipulated using computers. Digital imaging systems are widely used in various fields such as photography, medical imaging, satellite imaging, and security systems.</text:p>
      <text:h text:style-name="P1" text:outline-level="3"><text:span text:style-name="Strong_20_Emphasis">The Importance of Digital Imaging</text:span></text:h>
      <text:p text:style-name="P3">Digital imaging offers numerous advantages over traditional analog imaging methods. It allows for easy storage, retrieval, and transmission of images, eliminating the need for physical film or prints. Additionally, digital images can be easily manipulated, enhanced, and analyzed using sophisticated algorithms and software tools.</text:p>
      <text:h text:style-name="P1" text:outline-level="3"><text:span text:style-name="Strong_20_Emphasis">How Logic Gates Contribute to Digital Imaging</text:span></text:h>
      <text:p text:style-name="P3">Logic gates play a crucial role in digital imaging systems by performing binary operations and implementing Boolean algebra. These electronic circuits are the building blocks of digital logic and are responsible for processing and manipulating the digital signals that represent images.</text:p>
      <text:h text:style-name="P2" text:outline-level="4">Image Representation</text:h>
      <text:p text:style-name="P3">In digital imaging, images are represented as a collection of pixels, each pixel containing numerical values that represent the color or intensity of that particular point in the image. Logic gates are used to perform operations on these pixel values, such as scaling, filtering, and thresholding, to enhance or manipulate the image.</text:p>
      <text:h text:style-name="P2" text:outline-level="4">Image Processing</text:h>
      <text:p text:style-name="P3">Logic gates are used in digital imaging systems to perform various image processing tasks, such as noise reduction, edge detection, and image segmentation. These operations involve complex algorithms that utilize logic gates to analyze and manipulate the pixel values of the image.</text:p>
      <text:h text:style-name="P2" text:outline-level="4">Image Compression</text:h>
      <text:p text:style-name="P3">Logic gates are also used in image compression algorithms, which reduce the size of digital images while preserving their visual quality. Compression techniques such as JPEG and MPEG utilize logic gates to perform mathematical operations on the pixel values and remove redundant information, resulting in smaller file sizes.</text:p>
      <text:h text:style-name="P2" text:outline-level="4">Image Recognition</text:h>
      <text:p text:style-name="P3">Logic gates are employed in image recognition systems, which use pattern recognition algorithms to identify objects or features within an image. These systems utilize logic gates to compare the pixel values of the input image with predefined patterns or templates, enabling the recognition and classification of objects.</text:p>
      <text:h text:style-name="P2" text:outline-level="4">Image Enhancement</text:h>
      <text:p text:style-name="P3">Logic gates are used in image enhancement techniques to improve the visual quality of digital images. Operations such as contrast adjustment, color correction, and sharpening are performed using logic gates to modify the pixel values and enhance the overall appearance of the image.</text:p>
      <text:h text:style-name="P2" text:outline-level="4"><text:soft-page-break/>Image Analysis</text:h>
      <text:p text:style-name="P3">Logic gates are essential in image analysis applications, where images are analyzed to extract meaningful information or features. Tasks such as object tracking, motion detection, and image segmentation rely on logic gates to process the pixel values and extract relevant data for further analy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7:00:25.626567908</meta:creation-date>
    <dc:date>2024-01-15T17:01:31.378371424</dc:date>
    <meta:editing-duration>PT1M6S</meta:editing-duration>
    <meta:editing-cycles>1</meta:editing-cycles>
    <meta:generator>LibreOffice/7.6.4.1$Linux_X86_64 LibreOffice_project/60$Build-1</meta:generator>
    <meta:document-statistic meta:table-count="0" meta:image-count="0" meta:object-count="0" meta:page-count="2" meta:paragraph-count="18" meta:word-count="444" meta:character-count="3041" meta:non-whitespace-character-count="2615"/>
  </office:meta>
</office:document-meta>
</file>